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Ecart</math:mi>
          <math:mo math:stretchy="false">−</math:mo>
          <math:mi math:fontstyle="italic">Moyen</math:mi>
        </math:mrow>
        <math:mo math:stretchy="false">=</math:mo>
        <math:mi>e</math:mi>
      </math:mrow>
      <math:mo math:stretchy="false">=</math:mo>
      <math:mfrac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k</math:mi>
            </math:munderover>
            <math:msub>
              <math:mi>n</math:mi>
              <math:mi>i</math:mi>
            </math:msub>
          </math:mrow>
          <math:mn>.</math:mn>
          <math:mrow>
            <math:mo math:stretchy="false">∣</math:mo>
            <math:mrow>
              <math:msub>
                <math:mi>x</math:mi>
                <math:mi>i</math:mi>
              </math:msub>
              <math:mo math:stretchy="false">−</math:mo>
              <math:mover math:accent="true">
                <math:mi>x</math:mi>
                <math:mo math:stretchy="false">ˉ</math:mo>
              </math:mover>
            </math:mrow>
            <math:mo math:stretchy="false">∣</math:mo>
          </math:mrow>
        </math:mrow>
        <math:mi>N</math:mi>
      </math:mfrac>
    </math:mrow>
    <math:annotation math:encoding="StarMath 5.0">Ecart-Moyen = e = {sum from {i=1} to {k} {n_i}.lline x_i - bar x rline } over N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